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List_20_Number">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Liberation Serif"/>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normal" style:font-size-asian="12pt" style:font-weight-asian="normal" style:font-size-complex="12pt" style:font-weight-complex="normal"/>
    </style:style>
    <style:style style:name="P22" style:family="paragraph" style:parent-style-name="Code">
      <style:text-properties fo:color="#ff0000"/>
    </style:style>
    <style:style style:name="P23" style:family="paragraph" style:parent-style-name="Standard">
      <style:text-properties fo:font-weight="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text-properties style:font-name="Courier New" fo:font-size="10pt" fo:font-weight="normal" style:font-size-asian="10pt" style:font-weight-asian="normal" style:font-size-complex="10pt" style:font-weight-complex="normal"/>
    </style:style>
    <style:style style:name="P29" style:family="paragraph" style:parent-style-name="Standard">
      <style:text-properties style:use-window-font-color="true"/>
    </style:style>
    <style:style style:name="P30" style:family="paragraph" style:parent-style-name="Text_20_body_20_indent">
      <style:text-properties fo:color="#ff0000"/>
    </style:style>
    <style:style style:name="P31" style:family="paragraph" style:parent-style-name="Text_20_body_20_indent">
      <style:text-properties fo:font-weight="bold"/>
    </style:style>
    <style:style style:name="P32" style:family="paragraph" style:parent-style-name="Text_20_body_20_indent">
      <style:text-properties style:use-window-font-color="true"/>
    </style:style>
    <style:style style:name="P33" style:family="paragraph" style:parent-style-name="Code_20_Indented">
      <style:text-properties style:font-name="Courier New"/>
    </style:style>
    <style:style style:name="P34" style:family="paragraph" style:parent-style-name="Code_20_Indented">
      <style:paragraph-properties>
        <style:tab-stops>
          <style:tab-stop style:position="4.2874in"/>
        </style:tab-stops>
      </style:paragraph-properties>
    </style:style>
    <style:style style:name="P35" style:family="paragraph" style:parent-style-name="Body_20_Text_20_Indent_20_3">
      <style:text-properties fo:font-size="10pt" style:font-size-asian="10pt" style:font-size-complex="10pt"/>
    </style:style>
    <style:style style:name="P36" style:family="paragraph" style:parent-style-name="List_20_Number">
      <style:text-properties fo:color="#ff0000"/>
    </style:style>
    <style:style style:name="P37" style:family="paragraph" style:parent-style-name="Standard">
      <style:paragraph-properties fo:margin-left="-0.011in" fo:margin-right="0in" fo:text-indent="0in" style:auto-text-indent="false"/>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1" style:family="paragraph" style:parent-style-name="Standard" style:list-style-name="L2">
      <style:text-properties fo:font-weight="normal" style:font-weight-asian="normal" style:font-weight-complex="normal"/>
    </style:style>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4"/>
    <style:style style:name="P45" style:family="paragraph" style:parent-style-name="Standard" style:list-style-name="L4"/>
    <style:style style:name="P46" style:family="paragraph" style:parent-style-name="Standard" style:list-style-name="L4"/>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5"/>
    <style:style style:name="P50" style:family="paragraph" style:parent-style-name="Standard" style:list-style-name="L5"/>
    <style:style style:name="P51" style:family="paragraph" style:parent-style-name="Standard" style:list-style-name="L6"/>
    <style:style style:name="P52" style:family="paragraph" style:parent-style-name="Standard" style:list-style-name="L8"/>
    <style:style style:name="P53" style:family="paragraph" style:parent-style-name="Standard" style:list-style-name="L8"/>
    <style:style style:name="P54" style:family="paragraph" style:parent-style-name="Standard" style:list-style-name="L8"/>
    <style:style style:name="P55" style:family="paragraph" style:parent-style-name="Standard" style:list-style-name="L8"/>
    <style:style style:name="P56" style:family="paragraph" style:parent-style-name="Standard" style:list-style-name="L8"/>
    <style:style style:name="P57" style:family="paragraph" style:parent-style-name="Standard" style:list-style-name="L1"/>
    <style:style style:name="P58" style:family="paragraph" style:parent-style-name="Standard" style:list-style-name="L9"/>
    <style:style style:name="P59" style:family="paragraph" style:parent-style-name="Text_20_body" style:list-style-name="L6"/>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7"/>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0"/>
    <style:style style:name="P72" style:family="paragraph" style:parent-style-name="Heading_20_1" style:list-style-name="L1"/>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style style:name="P79" style:family="paragraph" style:parent-style-name="Heading_20_1" style:list-style-name="L1"/>
    <style:style style:name="P80" style:family="paragraph" style:parent-style-name="Heading_20_1" style:list-style-name="L1"/>
    <style:style style:name="P81" style:family="paragraph" style:parent-style-name="Heading_20_1" style:list-style-name="L1"/>
    <style:style style:name="P82" style:family="paragraph" style:parent-style-name="Heading_20_1" style:list-style-name="L1"/>
    <style:style style:name="P83" style:family="paragraph" style:parent-style-name="Heading_20_1" style:list-style-name="L1"/>
    <style:style style:name="P84" style:family="paragraph" style:parent-style-name="Heading_20_1" style:list-style-name="L1"/>
    <style:style style:name="P85" style:family="paragraph" style:parent-style-name="Heading_20_1"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text-properties style:use-window-font-color="true"/>
    </style:style>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paragraph-properties fo:orphans="2" fo:widows="2" style:writing-mode="lr-tb"/>
      <style:text-properties style:use-window-font-color="true" fo:language="en" fo:country="US" style:font-name-asian="Times New Roman" style:language-complex="ar" style:country-complex="SA"/>
    </style:style>
    <style:style style:name="P133" style:family="paragraph" style:parent-style-name="Heading_20_3" style:list-style-name="L1"/>
    <style:style style:name="P134" style:family="paragraph" style:parent-style-name="Heading_20_3" style:list-style-name="L1"/>
    <style:style style:name="P135" style:family="paragraph" style:parent-style-name="Heading_20_3" style:list-style-name="L1"/>
    <style:style style:name="P136" style:family="paragraph" style:parent-style-name="Heading_20_3" style:list-style-name="L1"/>
    <style:style style:name="P137" style:family="paragraph" style:parent-style-name="Heading_20_3" style:list-style-name="L1"/>
    <style:style style:name="P138" style:family="paragraph" style:parent-style-name="Heading_20_3" style:list-style-name="L1"/>
    <style:style style:name="P139" style:family="paragraph" style:parent-style-name="Heading_20_3" style:list-style-name="L1"/>
    <style:style style:name="P140" style:family="paragraph" style:parent-style-name="Heading_20_3" style:list-style-name="L1"/>
    <style:style style:name="P141" style:family="paragraph" style:parent-style-name="Heading_20_3" style:list-style-name="L1"/>
    <style:style style:name="P142" style:family="paragraph" style:parent-style-name="Heading_20_3" style:list-style-name="L1"/>
    <style:style style:name="P143" style:family="paragraph" style:parent-style-name="Heading_20_3" style:list-style-name="L1"/>
    <style:style style:name="P144" style:family="paragraph" style:parent-style-name="Heading_20_3" style:list-style-name="L1"/>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58" style:family="paragraph" style:parent-style-name="Body_20_Text_20_First_20_Indent" style:list-style-name="L4"/>
    <style:style style:name="P159" style:family="paragraph" style:parent-style-name="Text_20_body_20_indent">
      <style:text-properties fo:font-weight="bold"/>
    </style:style>
    <style:style style:name="P160" style:family="paragraph" style:parent-style-name="Text_20_body_20_indent">
      <style:text-properties fo:font-size="10pt" fo:font-weight="normal"/>
    </style:style>
    <style:style style:name="P161" style:family="paragraph" style:parent-style-name="Contents_20_1">
      <style:paragraph-properties>
        <style:tab-stops>
          <style:tab-stop style:position="6.9in" style:type="right" style:leader-style="dotted" style:leader-text="."/>
        </style:tab-stops>
      </style:paragraph-properties>
    </style:style>
    <style:style style:name="P162" style:family="paragraph" style:parent-style-name="Contents_20_2">
      <style:paragraph-properties>
        <style:tab-stops>
          <style:tab-stop style:position="6.7335in" style:type="right" style:leader-style="dotted" style:leader-text="."/>
        </style:tab-stops>
      </style:paragraph-properties>
    </style:style>
    <style:style style:name="P163" style:family="paragraph" style:parent-style-name="Contents_20_3">
      <style:paragraph-properties>
        <style:tab-stops>
          <style:tab-stop style:position="6.5665in" style:type="right" style:leader-style="dotted" style:leader-text="."/>
        </style:tab-stops>
      </style:paragraph-properties>
    </style:style>
    <style:style style:name="P164" style:family="paragraph" style:parent-style-name="List_20_Bullet">
      <style:text-properties fo:font-size="12pt" style:font-size-asian="12pt" style:font-size-complex="12pt"/>
    </style:style>
    <style:style style:name="P165"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xCAT 2 Linux Advanced Cookbook </text:p>
      <text:p text:style-name="P40">6/19/2009</text:p>
      <text:p text:style-name="P40"/>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1"><text:a xlink:type="simple" xlink:href="#1.Introduction|outline" text:style-name="Internet_20_link" text:visited-style-name="Internet_20_link">1.0 Introduction</text:a><text:tab/>3</text:p>
          <text:p text:style-name="P162"><text:a xlink:type="simple" xlink:href="#1.1.Installing the Management Node |outline" text:style-name="Internet_20_link" text:visited-style-name="Internet_20_link">1.1 Installing the Management Node </text:a><text:tab/>3</text:p>
          <text:p text:style-name="P162"><text:a xlink:type="simple" xlink:href="#1.2.Scenarios|outline" text:style-name="Internet_20_link" text:visited-style-name="Internet_20_link">1.2 Scenarios</text:a><text:tab/>3</text:p>
          <text:p text:style-name="P163"><text:a xlink:type="simple" xlink:href="#1.2.1.Simple Cluster of Rack-Mounted Servers – Stateful Nodes|outline" text:style-name="Internet_20_link" text:visited-style-name="Internet_20_link">1.2.1 Simple Cluster of Rack-Mounted Servers – Stateful Nodes</text:a><text:tab/>3</text:p>
          <text:p text:style-name="P163"><text:a xlink:type="simple" xlink:href="#1.2.2.Simple Cluster of Rack-Mounted Servers –  Stateless Nodes|outline" text:style-name="Internet_20_link" text:visited-style-name="Internet_20_link">1.2.2 Simple Cluster of Rack-Mounted Servers – <text:s/>Stateless Nodes</text:a><text:tab/>3</text:p>
          <text:p text:style-name="P163"><text:a xlink:type="simple" xlink:href="#1.2.3.Simple BladeCenter Cluster – Stateful or Stateless Nodes|outline" text:style-name="Internet_20_link" text:visited-style-name="Internet_20_link">1.2.3 Simple BladeCenter Cluster – Stateful or Stateless Nodes</text:a><text:tab/>3</text:p>
          <text:p text:style-name="P163"><text:a xlink:type="simple" xlink:href="#1.2.4.Hierarchical Cluster - Stateless Nodes|outline" text:style-name="Internet_20_link" text:visited-style-name="Internet_20_link">1.2.4 Hierarchical Cluster - Stateless Nodes</text:a><text:tab/>4</text:p>
          <text:p text:style-name="P162"><text:a xlink:type="simple" xlink:href="#1.3.Other Documentation Available|outline" text:style-name="Internet_20_link" text:visited-style-name="Internet_20_link">1.3 Other Documentation Available</text:a><text:tab/>4</text:p>
          <text:p text:style-name="P162"><text:a xlink:type="simple" xlink:href="#1.4.Cluster Naming Conventions Used in This Document|outline" text:style-name="Internet_20_link" text:visited-style-name="Internet_20_link">1.4 Cluster Naming Conventions Used in This Document</text:a><text:tab/>4</text:p>
          <text:p text:style-name="P161"><text:a xlink:type="simple" xlink:href="#2.Download Linux Distro ISOs and Create Repository|outline" text:style-name="Internet_20_link" text:visited-style-name="Internet_20_link">2.0 Download Linux Distro ISOs and Create Repository</text:a><text:tab/>4</text:p>
          <text:p text:style-name="P162"><text:a xlink:type="simple" xlink:href="#2.1.Create Fedora repository |outline" text:style-name="Internet_20_link" text:visited-style-name="Internet_20_link">2.1 Create Fedora repository </text:a><text:tab/>5</text:p>
          <text:p text:style-name="P162"><text:a xlink:type="simple" xlink:href="#2.2.Create SLES repository|outline" text:style-name="Internet_20_link" text:visited-style-name="Internet_20_link">2.2 Create SLES repository</text:a><text:tab/>5</text:p>
          <text:p text:style-name="P161"><text:a xlink:type="simple" xlink:href="#3.xCAT Hierarchy Using Service nodes|outline" text:style-name="Internet_20_link" text:visited-style-name="Internet_20_link">3.0 xCAT Hierarchy Using Service nodes</text:a><text:tab/>6</text:p>
          <text:p text:style-name="P162"><text:a xlink:type="simple" xlink:href="#3.1.Switching to  PostgreSQL Database|outline" text:style-name="Internet_20_link" text:visited-style-name="Internet_20_link">3.1 Switching to <text:s/>PostgreSQL Database</text:a><text:tab/>6</text:p>
          <text:p text:style-name="P162"><text:a xlink:type="simple" xlink:href="#3.2.Define the  service nodes in the database|outline" text:style-name="Internet_20_link" text:visited-style-name="Internet_20_link">3.2 Define the <text:s/>service nodes in the database</text:a><text:tab/>8</text:p>
          <text:p text:style-name="P163"><text:a xlink:type="simple" xlink:href="#3.2.1.Add Service Nodes to the nodelist Table|outline" text:style-name="Internet_20_link" text:visited-style-name="Internet_20_link">3.2.1 Add Service Nodes to the nodelist Table</text:a><text:tab/>9</text:p>
          <text:p text:style-name="P163"><text:a xlink:type="simple" xlink:href="#3.2.2.Add Service Nodes to the servicenode Table|outline" text:style-name="Internet_20_link" text:visited-style-name="Internet_20_link">3.2.2 Add Service Nodes to the servicenode Table</text:a><text:tab/>9</text:p>
          <text:p text:style-name="P163"><text:a xlink:type="simple" xlink:href="#3.2.3.Set Attributes of the Service Nodes|outline" text:style-name="Internet_20_link" text:visited-style-name="Internet_20_link">3.2.3 Set Attributes of the Service Nodes</text:a><text:tab/>9</text:p>
          <text:p text:style-name="P165"><text:a xlink:type="simple" xlink:href="#3.2.3.1.Services setup on the Service Node ( restarting xcatd) |outline" text:style-name="Internet_20_link" text:visited-style-name="Internet_20_link">3.2.3.1 Services setup on the Service Node ( restarting xcatd) </text:a><text:tab/>10</text:p>
          <text:p text:style-name="P163"><text:a xlink:type="simple" xlink:href="#3.2.4.Configure the Service Node BMCs and Discover MACs|outline" text:style-name="Internet_20_link" text:visited-style-name="Internet_20_link">3.2.4 Configure the Service Node BMCs and Discover MACs</text:a><text:tab/>10</text:p>
          <text:p text:style-name="P163"><text:a xlink:type="simple" xlink:href="#3.2.5.Set Necessary Attributes in site Table|outline" text:style-name="Internet_20_link" text:visited-style-name="Internet_20_link">3.2.5 Set Necessary Attributes in site Table</text:a><text:tab/>11</text:p>
          <text:p text:style-name="P161"><text:a xlink:type="simple" xlink:href="#4.Set Up Services on the Management Node|outline" text:style-name="Internet_20_link" text:visited-style-name="Internet_20_link">4.0 Set Up Services on the Management Node</text:a><text:tab/>11</text:p>
          <text:p text:style-name="P162"><text:a xlink:type="simple" xlink:href="#4.1.Set Up networks Table|outline" text:style-name="Internet_20_link" text:visited-style-name="Internet_20_link">4.1 Set Up networks Table</text:a><text:tab/>11</text:p>
          <text:p text:style-name="P162"><text:a xlink:type="simple" xlink:href="#4.2.Set Up DHCP|outline" text:style-name="Internet_20_link" text:visited-style-name="Internet_20_link">4.2 Set Up DHCP</text:a><text:tab/>12</text:p>
          <text:p text:style-name="P162"><text:a xlink:type="simple" xlink:href="#4.3.Set Up NTP|outline" text:style-name="Internet_20_link" text:visited-style-name="Internet_20_link">4.3 Set Up NTP</text:a><text:tab/>12</text:p>
          <text:p text:style-name="P162"><text:a xlink:type="simple" xlink:href="#4.4.Set Up DNS|outline" text:style-name="Internet_20_link" text:visited-style-name="Internet_20_link">4.4 Set Up DNS</text:a><text:tab/>13</text:p>
          <text:p text:style-name="P162"><text:a xlink:type="simple" xlink:href="#4.5.Define AMMs as Nodes|outline" text:style-name="Internet_20_link" text:visited-style-name="Internet_20_link">4.5 Define AMMs as Nodes</text:a><text:tab/>13</text:p>
          <text:p text:style-name="P162"><text:a xlink:type="simple" xlink:href="#4.6.Set Up AMMs|outline" text:style-name="Internet_20_link" text:visited-style-name="Internet_20_link">4.6 Set Up AMMs</text:a><text:tab/>14</text:p>
          <text:p text:style-name="P162"><text:a xlink:type="simple" xlink:href="#4.6.1.Update the AMM Firmware, If Necessary|outline" text:style-name="Internet_20_link" text:visited-style-name="Internet_20_link">4.6.1 Update the AMM Firmware, If Necessary</text:a><text:tab/>14</text:p>
          <text:p text:style-name="P162"><text:a xlink:type="simple" xlink:href="#4.7.Start Up TFTP|outline" text:style-name="Internet_20_link" text:visited-style-name="Internet_20_link">4.7 Start Up TFTP</text:a><text:tab/>15</text:p>
          <text:p text:style-name="P162"><text:a xlink:type="simple" xlink:href="#4.8.Other Services|outline" text:style-name="Internet_20_link" text:visited-style-name="Internet_20_link">4.8 Other Services</text:a><text:tab/>15</text:p>
          <text:p text:style-name="P161"><text:a xlink:type="simple" xlink:href="#5.Define Compute Nodes in the Database|outline" text:style-name="Internet_20_link" text:visited-style-name="Internet_20_link">5.0 Define Compute Nodes in the Database</text:a><text:tab/>15</text:p>
          <text:p text:style-name="P162"><text:a xlink:type="simple" xlink:href="#5.1.Set Up the nodelist Table|outline" text:style-name="Internet_20_link" text:visited-style-name="Internet_20_link">5.1 Set Up the nodelist Table</text:a><text:tab/>15</text:p>
          <text:p text:style-name="P162"><text:a xlink:type="simple" xlink:href="#5.2.Set Up the nodehm table|outline" text:style-name="Internet_20_link" text:visited-style-name="Internet_20_link">5.2 Set Up the nodehm table</text:a><text:tab/>16</text:p>
          <text:p text:style-name="P162"><text:a xlink:type="simple" xlink:href="#5.3.Set Up the mp Table|outline" text:style-name="Internet_20_link" text:visited-style-name="Internet_20_link">5.3 Set Up the mp Table</text:a><text:tab/>16</text:p>
          <text:p text:style-name="P162"><text:a xlink:type="simple" xlink:href="#5.4.Set Up Conserver|outline" text:style-name="Internet_20_link" text:visited-style-name="Internet_20_link">5.4 Set Up Conserver</text:a><text:tab/>16</text:p>
          <text:p text:style-name="P162"><text:a xlink:type="simple" xlink:href="#5.5.Set Up the noderes Table|outline" text:style-name="Internet_20_link" text:visited-style-name="Internet_20_link">5.5 Set Up the noderes Table</text:a><text:tab/>17</text:p>
          <text:p text:style-name="P163"><text:a xlink:type="simple" xlink:href="#5.5.1.Service Node Pools|outline" text:style-name="Internet_20_link" text:visited-style-name="Internet_20_link">5.5.1 Service Node Pools</text:a><text:tab/>17</text:p>
          <text:p text:style-name="P165"><text:soft-page-break/><text:a xlink:type="simple" xlink:href="#5.5.1.1.noderes table|outline" text:style-name="Internet_20_link" text:visited-style-name="Internet_20_link">5.5.1.1 noderes table</text:a><text:tab/>18</text:p>
          <text:p text:style-name="P165"><text:a xlink:type="simple" xlink:href="#5.5.1.2.networks  table|outline" text:style-name="Internet_20_link" text:visited-style-name="Internet_20_link">5.5.1.2 networks <text:s/>table</text:a><text:tab/>18</text:p>
          <text:p text:style-name="P165"><text:a xlink:type="simple" xlink:href="#5.5.1.3.Site table|outline" text:style-name="Internet_20_link" text:visited-style-name="Internet_20_link">5.5.1.3 Site table</text:a><text:tab/>18</text:p>
          <text:p text:style-name="P165"><text:a xlink:type="simple" xlink:href="#5.5.1.4.Conserver and Monserver|outline" text:style-name="Internet_20_link" text:visited-style-name="Internet_20_link">5.5.1.4 Conserver and Monserver</text:a><text:tab/>18</text:p>
          <text:p text:style-name="P162"><text:a xlink:type="simple" xlink:href="#5.6.Set Up nodetype Table|outline" text:style-name="Internet_20_link" text:visited-style-name="Internet_20_link">5.6 Set Up nodetype Table</text:a><text:tab/>19</text:p>
          <text:p text:style-name="P162"><text:a xlink:type="simple" xlink:href="#5.7.Set Up Passwords in passwd Table|outline" text:style-name="Internet_20_link" text:visited-style-name="Internet_20_link">5.7 Set Up Passwords in passwd Table</text:a><text:tab/>19</text:p>
          <text:p text:style-name="P162"><text:a xlink:type="simple" xlink:href="#5.8.Verify the Tables|outline" text:style-name="Internet_20_link" text:visited-style-name="Internet_20_link">5.8 Verify the Tables</text:a><text:tab/>19</text:p>
          <text:p text:style-name="P162"><text:a xlink:type="simple" xlink:href="#5.9.Set Up deps Table for Proper Boot Sequence of Triblades|outline" text:style-name="Internet_20_link" text:visited-style-name="Internet_20_link">5.9 Set Up deps Table for Proper Boot Sequence of Triblades</text:a><text:tab/>19</text:p>
          <text:p text:style-name="P162"><text:a xlink:type="simple" xlink:href="#5.10.Set Up Postscripts to be Run on the Nodes|outline" text:style-name="Internet_20_link" text:visited-style-name="Internet_20_link">5.10 Set Up Postscripts to be Run on the Nodes</text:a><text:tab/>19</text:p>
          <text:p text:style-name="P162"><text:a xlink:type="simple" xlink:href="#5.11. Get MAC Addresses for the Blades|outline" text:style-name="Internet_20_link" text:visited-style-name="Internet_20_link">5.11 <text:s/>Get MAC Addresses for the Blades</text:a><text:tab/>20</text:p>
          <text:p text:style-name="P162"><text:a xlink:type="simple" xlink:href="#5.12. Add Compute Nodes to DHCP|outline" text:style-name="Internet_20_link" text:visited-style-name="Internet_20_link">5.12 <text:s/>Add Compute Nodes to DHCP</text:a><text:tab/>20</text:p>
          <text:p text:style-name="P161"><text:a xlink:type="simple" xlink:href="#6.Install or Stateless Boot the Service Nodes|outline" text:style-name="Internet_20_link" text:visited-style-name="Internet_20_link">6.0 Install or Stateless Boot the Service Nodes</text:a><text:tab/>20</text:p>
          <text:p text:style-name="P162"><text:a xlink:type="simple" xlink:href="#6.1.Build the Service Node Stateless Image|outline" text:style-name="Internet_20_link" text:visited-style-name="Internet_20_link">6.1 Build the Service Node Stateless Image</text:a><text:tab/>20</text:p>
          <text:p text:style-name="P162"><text:a xlink:type="simple" xlink:href="#6.2.Set Up the Service Nodes for Installation|outline" text:style-name="Internet_20_link" text:visited-style-name="Internet_20_link">6.2 Set Up the Service Nodes for Installation</text:a><text:tab/>23</text:p>
          <text:p text:style-name="P162"><text:a xlink:type="simple" xlink:href="#6.3.Boot or Install the Service Nodes|outline" text:style-name="Internet_20_link" text:visited-style-name="Internet_20_link">6.3 Boot or Install the Service Nodes</text:a><text:tab/>23</text:p>
          <text:p text:style-name="P162"><text:a xlink:type="simple" xlink:href="#6.4. Test Service Node installation|outline" text:style-name="Internet_20_link" text:visited-style-name="Internet_20_link">6.4 <text:s/>Test Service Node installation</text:a><text:tab/>24</text:p>
          <text:p text:style-name="P161"><text:a xlink:type="simple" xlink:href="#7.Install the LS21 Blades|outline" text:style-name="Internet_20_link" text:visited-style-name="Internet_20_link">7.0 Install the LS21 Blades</text:a><text:tab/>24</text:p>
          <text:p text:style-name="P161"><text:a xlink:type="simple" xlink:href="#8.iSCSI Install a QS22 Blade|outline" text:style-name="Internet_20_link" text:visited-style-name="Internet_20_link">8.0 iSCSI Install a QS22 Blade</text:a><text:tab/>24</text:p>
          <text:p text:style-name="P161"><text:a xlink:type="simple" xlink:href="#9.Build and Boot the LS21 and QS22 Stateless Images|outline" text:style-name="Internet_20_link" text:visited-style-name="Internet_20_link">9.0 Build and Boot the LS21 and QS22 Stateless Images</text:a><text:tab/>26</text:p>
          <text:p text:style-name="P162"><text:a xlink:type="simple" xlink:href="#9.1. Build the Stateless Image|outline" text:style-name="Internet_20_link" text:visited-style-name="Internet_20_link">9.1 <text:s/>Build the Stateless Image</text:a><text:tab/>26</text:p>
          <text:p text:style-name="P162"><text:a xlink:type="simple" xlink:href="#9.2.Test Boot the Stateless Image |outline" text:style-name="Internet_20_link" text:visited-style-name="Internet_20_link">9.2 Test Boot the Stateless Image </text:a><text:tab/>27</text:p>
          <text:p text:style-name="P162"><text:a xlink:type="simple" xlink:href="#9.3.To Update QS22 Stateless Image|outline" text:style-name="Internet_20_link" text:visited-style-name="Internet_20_link">9.3 To Update QS22 Stateless Image</text:a><text:tab/>28</text:p>
          <text:p text:style-name="P162"><text:a xlink:type="simple" xlink:href="#9.4.Build the Compressed Image|outline" text:style-name="Internet_20_link" text:visited-style-name="Internet_20_link">9.4 Build the Compressed Image</text:a><text:tab/>28</text:p>
          <text:p text:style-name="P163"><text:a xlink:type="simple" xlink:href="#9.4.1.Build aufs on Your Sample Node|outline" text:style-name="Internet_20_link" text:visited-style-name="Internet_20_link">9.4.1 Build aufs on Your Sample Node</text:a><text:tab/>28</text:p>
          <text:p text:style-name="P163"><text:a xlink:type="simple" xlink:href="#9.4.2.Generate  the Compressed Image|outline" text:style-name="Internet_20_link" text:visited-style-name="Internet_20_link">9.4.2 Generate <text:s/>the Compressed Image</text:a><text:tab/>29</text:p>
          <text:p text:style-name="P163"><text:a xlink:type="simple" xlink:href="#9.4.3.Optionally Use Light Weight Postscript|outline" text:style-name="Internet_20_link" text:visited-style-name="Internet_20_link">9.4.3 Optionally Use Light Weight Postscript</text:a><text:tab/>29</text:p>
          <text:p text:style-name="P163"><text:a xlink:type="simple" xlink:href="#9.4.4.Pack and Install the Compressed Image|outline" text:style-name="Internet_20_link" text:visited-style-name="Internet_20_link">9.4.4 Pack and Install the Compressed Image</text:a><text:tab/>29</text:p>
          <text:p text:style-name="P163"><text:a xlink:type="simple" xlink:href="#9.4.5.Check Memory Usage|outline" text:style-name="Internet_20_link" text:visited-style-name="Internet_20_link">9.4.5 Check Memory Usage</text:a><text:tab/>30</text:p>
          <text:p text:style-name="P161"><text:a xlink:type="simple" xlink:href="#10.Building QS22 Image for 64K pages|outline" text:style-name="Internet_20_link" text:visited-style-name="Internet_20_link">10.0 Building QS22 Image for 64K pages</text:a><text:tab/>30</text:p>
          <text:p text:style-name="P162"><text:a xlink:type="simple" xlink:href="#10.1.Rebuild aufs|outline" text:style-name="Internet_20_link" text:visited-style-name="Internet_20_link">10.1 Rebuild aufs</text:a><text:tab/>31</text:p>
          <text:p text:style-name="P162"><text:a xlink:type="simple" xlink:href="#10.2.Test unsquashed:|outline" text:style-name="Internet_20_link" text:visited-style-name="Internet_20_link">10.2 Test unsquashed:</text:a><text:tab/>32</text:p>
          <text:p text:style-name="P163"><text:a xlink:type="simple" xlink:href="#10.2.1. Check memory|outline" text:style-name="Internet_20_link" text:visited-style-name="Internet_20_link">10.2.1 <text:s/>Check memory</text:a><text:tab/>32</text:p>
          <text:p text:style-name="P162"><text:a xlink:type="simple" xlink:href="#10.3.Test squash|outline" text:style-name="Internet_20_link" text:visited-style-name="Internet_20_link">10.3 Test squash</text:a><text:tab/>32</text:p>
          <text:p text:style-name="P163"><text:a xlink:type="simple" xlink:href="#10.3.1. Check memory|outline" text:style-name="Internet_20_link" text:visited-style-name="Internet_20_link">10.3.1 <text:s/>Check memory</text:a><text:tab/>33</text:p>
          <text:p text:style-name="P162"><text:a xlink:type="simple" xlink:href="#10.4.To Switch Back to 4K Pages|outline" text:style-name="Internet_20_link" text:visited-style-name="Internet_20_link">10.4 To Switch Back to 4K Pages</text:a><text:tab/>33</text:p>
          <text:p text:style-name="P161"><text:a xlink:type="simple" xlink:href="#11.Using NFS Hybrid for the Diskless Images|outline" text:style-name="Internet_20_link" text:visited-style-name="Internet_20_link">11.0 Using NFS Hybrid for the Diskless Images</text:a><text:tab/>33</text:p>
          <text:p text:style-name="P161"><text:a xlink:type="simple" xlink:href="#12.Install  Torque|outline" text:style-name="Internet_20_link" text:visited-style-name="Internet_20_link">12.0 Install <text:s/>Torque</text:a><text:tab/>37</text:p>
          <text:p text:style-name="P162"><text:a xlink:type="simple" xlink:href="#12.1.Set Up Torque Server|outline" text:style-name="Internet_20_link" text:visited-style-name="Internet_20_link">12.1 Set Up Torque Server</text:a><text:tab/>37</text:p>
          <text:p text:style-name="P162"><text:a xlink:type="simple" xlink:href="#12.2.Configure Torque|outline" text:style-name="Internet_20_link" text:visited-style-name="Internet_20_link">12.2 Configure Torque</text:a><text:tab/>37</text:p>
          <text:p text:style-name="P162"><text:a xlink:type="simple" xlink:href="#12.3. Define Nodes|outline" text:style-name="Internet_20_link" text:visited-style-name="Internet_20_link">12.3 <text:s/>Define Nodes</text:a><text:tab/>37</text:p>
          <text:p text:style-name="P162"><text:a xlink:type="simple" xlink:href="#12.4. Set Up and Start Service|outline" text:style-name="Internet_20_link" text:visited-style-name="Internet_20_link">12.4 <text:s/>Set Up and Start Service</text:a><text:tab/>38</text:p>
          <text:p text:style-name="P162"><text:a xlink:type="simple" xlink:href="#12.5.Install pbstop|outline" text:style-name="Internet_20_link" text:visited-style-name="Internet_20_link">12.5 Install pbstop</text:a><text:tab/>38</text:p>
          <text:p text:style-name="P162"><text:a xlink:type="simple" xlink:href="#12.6.Install Perl Curses for pbstop|outline" text:style-name="Internet_20_link" text:visited-style-name="Internet_20_link">12.6 Install Perl Curses for pbstop</text:a><text:tab/>38</text:p>
          <text:p text:style-name="P162"><text:a xlink:type="simple" xlink:href="#12.7.Create a Torque Default Queue|outline" text:style-name="Internet_20_link" text:visited-style-name="Internet_20_link">12.7 Create a Torque Default Queue</text:a><text:tab/>38</text:p>
          <text:p text:style-name="P162"><text:a xlink:type="simple" xlink:href="#12.8.Set Up Torque Client ( x86_64 only)|outline" text:style-name="Internet_20_link" text:visited-style-name="Internet_20_link">12.8 Set Up Torque Client ( x86_64 only)</text:a><text:tab/>38</text:p>
          <text:p text:style-name="P163"><text:a xlink:type="simple" xlink:href="#12.8.1.Install Torque|outline" text:style-name="Internet_20_link" text:visited-style-name="Internet_20_link">12.8.1 Install Torque</text:a><text:tab/>38</text:p>
          <text:p text:style-name="P163"><text:a xlink:type="simple" xlink:href="#12.8.2.Configure Torque|outline" text:style-name="Internet_20_link" text:visited-style-name="Internet_20_link">12.8.2 Configure Torque</text:a><text:tab/>38</text:p>
          <text:p text:style-name="P165"><text:soft-page-break/><text:a xlink:type="simple" xlink:href="#12.8.2.1.Set Up Access|outline" text:style-name="Internet_20_link" text:visited-style-name="Internet_20_link">12.8.2.1 Set Up Access</text:a><text:tab/>38</text:p>
          <text:p text:style-name="P165"><text:a xlink:type="simple" xlink:href="#12.8.2.2.Set Up Node to Node ssh for Root |outline" text:style-name="Internet_20_link" text:visited-style-name="Internet_20_link">12.8.2.2 Set Up Node to Node ssh for Root </text:a><text:tab/>39</text:p>
          <text:p text:style-name="P163"><text:a xlink:type="simple" xlink:href="#12.8.3.Pack and Install image|outline" text:style-name="Internet_20_link" text:visited-style-name="Internet_20_link">12.8.3 Pack and Install image</text:a><text:tab/>39</text:p>
          <text:p text:style-name="P161"><text:a xlink:type="simple" xlink:href="#13.Set Up Moab|outline" text:style-name="Internet_20_link" text:visited-style-name="Internet_20_link">13.0 Set Up Moab</text:a><text:tab/>39</text:p>
          <text:p text:style-name="P162"><text:a xlink:type="simple" xlink:href="#13.1.Install Moab|outline" text:style-name="Internet_20_link" text:visited-style-name="Internet_20_link">13.1 Install Moab</text:a><text:tab/>39</text:p>
          <text:p text:style-name="P162"><text:a xlink:type="simple" xlink:href="#13.2.Configure Moab|outline" text:style-name="Internet_20_link" text:visited-style-name="Internet_20_link">13.2 Configure Moab</text:a><text:tab/>40</text:p>
          <text:p text:style-name="P163"><text:a xlink:type="simple" xlink:href="#13.2.1.Start Moab|outline" text:style-name="Internet_20_link" text:visited-style-name="Internet_20_link">13.2.1 Start Moab</text:a><text:tab/>40</text:p>
          <text:p text:style-name="P161"><text:a xlink:type="simple" xlink:href="#14.Appendix:  Customizing Your Nodes by Creating Your Own Postscripts|outline" text:style-name="Internet_20_link" text:visited-style-name="Internet_20_link">14.0 Appendix: <text:s/>Customizing Your Nodes by Creating Your Own Postscripts</text:a><text:tab/>40</text:p>
        </text:index-body>
      </text:table-of-content>
      <text:p text:style-name="P25"/>
      <text:list text:style-name="L1">
        <text:list-item>
          <text:h text:style-name="P72"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41"/>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42">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43"/>
        </text:list-header>
        <text:list-item>
          <text:p text:style-name="P43">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43">Follow <text:s text:c="2"/><text:reference-ref text:reference-format="text" text:ref-name="Set Up Services on the Management Node">Set Up Services on the Management Node</text:reference-ref> to configure the management node</text:p>
        </text:list-item>
        <text:list-item>
          <text:p text:style-name="P43">Follow <text:reference-ref text:reference-format="text" text:ref-name="1.0Build and Boot the LS21 and QS22 Stateless Images">Build and Boot the LS21 and QS22 Stateless Images</text:reference-ref> to boot the stateless nodes</text:p>
        </text:list-item>
        <text:list-item>
          <text:p text:style-name="P43">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158">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text:soft-page-break/></text:p>
      <text:h text:style-name="Heading_20_3" text:outline-level="3">Hierarchical Cluster - Stateless Nodes</text:h>
      <text:list text:style-name="L5">
        <text:list-item>
          <text:p text:style-name="P48">Follow essentially the whole document, but the following sections are optional, depending on your environment:</text:p>
          <text:list>
            <text:list-item>
              <text:p text:style-name="P48">If you do not have QS22 blades, skip chapter 8 and chapter 10 and the parts of chapter 9 that refer to QS22.</text:p>
            </text:list-item>
            <text:list-item>
              <text:p text:style-name="P48">If you do not want to use NFS Hybrid mode, skip chapter 11.</text:p>
            </text:list-item>
          </text:list>
        </text:list-item>
      </text:list>
      <text:p text:style-name="Standard"/>
      <text:h text:style-name="Heading_20_2" text:outline-level="2">Other Documentation Available</text:h>
      <text:list text:style-name="L6">
        <text:list-item>
          <text:p text:style-name="P59">xCAT web site: <text:s/><text:a xlink:type="simple" xlink:href="http://xcat.sf.net/">http://xcat.sf.net/</text:a> </text:p>
        </text:list-item>
        <text:list-item>
          <text:p text:style-name="P51">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59">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61">All node names begin with “rr”.</text:p>
        </text:list-item>
        <text:list-item>
          <text:p text:style-name="P61">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61">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1">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1">The BladeCenter chassis within each CU are numbered sequentially, e.g. bca01, bca02, etc.</text:p>
        </text:list-item>
      </text:list>
      <text:p text:style-name="Standard"><text:s text:c="2"/></text:p>
      <text:list text:style-name="L1" text:continue-numbering="true">
        <text:list-item>
          <text:h text:style-name="P72" text:outline-level="1">Download Linux Distro ISOs and Create Repository</text:h>
        </text:list-item>
      </text:list>
      <text:p text:style-name="Standard"/>
      <text:list text:style-name="L1" text:continue-numbering="true">
        <text:list-item>
          <text:list text:continue-numbering="true">
            <text:list-item>
              <text:h text:style-name="P86" text:outline-level="2"><text:soft-page-break/>Create Fedora repository </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132" text:outline-level="2">Create SLES repository</text:h>
            </text:list-item>
          </text:list>
        </text:list-item>
      </text:list>
      <text:p text:style-name="Standard">On SLES, copy the SLES ISO images to the Management Node.</text:p>
      <text:p text:style-name="Standard"/>
      <text:p text:style-name="Code">mkdir /iso</text:p>
      <text:p text:style-name="Code">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oft-page-break/><text:span text:style-name="T19">zypper ar </text:span><text:a xlink:type="simple" xlink:href="/iso/1"><text:span text:style-name="T19">file:///iso/1</text:span></text:a><text:span text:style-name="T19"> sles11</text:span></text:p>
      <text:list text:style-name="L1" text:continue-numbering="true">
        <text:list-item>
          <text:h text:style-name="P72"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3">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86"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8">
        <text:list-item>
          <text:p text:style-name="P52">11.16.0.1: <text:s/>IP of management node (cluster-facing NIC)</text:p>
        </text:list-item>
        <text:list-item>
          <text:p text:style-name="P52">xcatdb: <text:s/>database name</text:p>
        </text:list-item>
        <text:list-item>
          <text:p text:style-name="P52">xcatadmin: <text:s/>database role (aka user)</text:p>
        </text:list-item>
        <text:list-item>
          <text:p text:style-name="P52">cluster: <text:s/>database password</text:p>
        </text:list-item>
        <text:list-item>
          <text:p text:style-name="P52">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164"/>
      <text:list text:style-name="WW8Num9">
        <text:list-item text:start-value="1">
          <text:p text:style-name="List_20_Number_20_Code">yum install perl-DBD-Pg postgresql-server postgresql <text:s/># or use zypper for SLES</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text:soft-page-break/>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1">Note: Be sure to uncomment the line</text:p>
      <text:p text:style-name="P160">If you are working on large systems, <text:s/>you may need to increate the max_connections attribute in the file. <text:s/>This is the number of connections that can be make to the database at one time. <text:s text:c="2"/>If you are using service nodes, <text:s/>it is recommended that you</text:p>
      <text:p text:style-name="P160"><text:s/>set max_connections = 1000</text:p>
      <text:p text:style-name="P160"/>
      <text:p text:style-name="P31"/>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text:soft-page-break/>Pg:dbname=xcatdb;host=11.16.0.1|xcatadmin|cluster</text:p>
      <text:p text:style-name="Text_20_body"/>
      <text:list text:style-name="WW8Num9" text:continue-numbering="true">
        <text:list-header>
          <text:p text:style-name="List_20_Number"/>
        </text:list-header>
      </text:list>
      <text:p text:style-name="P30"/>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6"/>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5"/>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86" text:outline-level="2">Define the <text:s/>service nodes in the database</text:h>
            </text:list-item>
          </text:list>
        </text:list-item>
      </text:list>
      <text:p text:style-name="P37">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7"/>
      <text:p text:style-name="P11"><text:soft-page-break/>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133" text:outline-level="3">Add Service Nodes to the nodelist Table</text:h>
                </text:list-item>
              </text:list>
            </text:list-item>
          </text:list>
        </text:list-item>
      </text:list>
      <text:p text:style-name="Standard"/>
      <text:p text:style-name="Code">nodeadd rra000-m,rrb000-m groups=service,ipmi,all</text:p>
      <text:p text:style-name="Code"/>
      <text:list text:style-name="L1" text:continue-numbering="true">
        <text:list-item>
          <text:list text:continue-numbering="true">
            <text:list-item>
              <text:list text:continue-numbering="true">
                <text:list-item>
                  <text:h text:style-name="P133" text:outline-level="3">Add Service Nodes to the servicenode Table</text:h>
                </text:list-item>
              </text:list>
            </text:list-item>
          </text:list>
        </text:list-item>
      </text:list>
      <text:p text:style-name="Standard"/>
      <text:p text:style-name="Standard">When you set the attributes of the service node in <text:reference-ref text:reference-format="text" text:ref-name="Set Attributes of the Service Nodes">Set Attributes of the Service Nodes</text:reference-ref>, <text:s/>an entry will be created in the servicenode table. <text:s/>This table describes all the service you would like to setup on that service node or group of service nodes. <text:s text:c="2"/>All service nodes must be defined in the servicenode table for xCAT, <text:s/>whether or not you want services setup. <text:s text:c="2"/>If you do not want <text:s/>service setup then just set the attribute for the service to 0 or “no”. Since the default is “0” or “no”, <text:s/>it only requires one attribute to be set to define the service node in the table. </text:p>
      <text:p text:style-name="Standard"/>
      <text:p text:style-name="Standard"/>
      <text:list text:style-name="L1" text:continue-numbering="true">
        <text:list-item>
          <text:list text:continue-numbering="true">
            <text:list-item>
              <text:list text:continue-numbering="true">
                <text:list-item>
                  <text:h text:style-name="P133" text:outline-level="3"><text:reference-mark-start text:name="1.1.1Add Service Nodes to the nodelist Table"/><text:reference-mark-start text:name="1.1.1Set Attributes of the Service Nodes"/><text:reference-mark-start text:name="Set Attributes of the Service Nodes"/>Set Attributes of the Service Nodes<text:reference-mark-end text:name="Set Attributes of the Service Nodes"/><text:reference-mark-end text:name="1.1.1Set Attributes of the Service Nodes"/><text:reference-mark-end text:name="1.1.1Add Service Nodes to the nodelist Table"/></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text:soft-page-break/># servicenode attributes (what services get started/configured on the </text:p>
      <text:p text:style-name="Code"># service nodes. <text:s/>Updates the servicenode table.</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150"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133"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133" text:outline-level="3"><text:soft-page-break/>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72" text:outline-level="1"><text:reference-mark-start text:name="Set Up Services on the Management Node"/>Set Up Services on the Management Node<text:reference-mark-end text:name="Set Up Services on the Management Node"/></text:h>
          <text:list>
            <text:list-item>
              <text:h text:style-name="P86"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86" text:outline-level="2"><text:soft-page-break/>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2">The interface is </text:p>
      <text:p text:style-name="P12">chtab key=dhcpinterfaces site.value='&lt;node or nodegroup&gt;|nic;&lt;node or nodegroup&gt;|nic;...&gt;</text:p>
      <text:p text:style-name="P12">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6">chtab key=dhcpinterfaces site.value='mn20|eth4;service|eth1'</text:p>
      <text:p text:style-name="P16">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86"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3</text:reference-ref>, <text:reference-ref text:reference-format="text" text:ref-name="Set Attributes of the Service Nodes">Set Attributes of the Service Nodes</text:reference-ref>), and add the setupntp postscript to the service nodes:</text:p>
      <text:p text:style-name="Standard"><text:soft-page-break/></text:p>
      <text:p text:style-name="Code">chdef -t group -p service postscripts=setupntp</text:p>
      <text:p text:style-name="Standard"/>
      <text:list text:style-name="L1" text:continue-numbering="true">
        <text:list-item>
          <text:list text:continue-numbering="true">
            <text:list-item>
              <text:h text:style-name="P86"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86"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text:soft-page-break/></text:p>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86" text:outline-level="2">Set Up AMMs</text:h>
            </text:list-item>
          </text:list>
        </text:list-item>
      </text:list>
      <text:p text:style-name="P29">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86"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5">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text:soft-page-break/>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86"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86"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72"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86"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text:soft-page-break/></text:p>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86"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86"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86"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86" text:outline-level="2"><text:soft-page-break/><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3</text:reference-ref>, <text:reference-ref text:reference-format="text" text:ref-name="Set Attributes of the Service Nodes">Set Attributes of the Service Nodes</text:reference-ref>.</text:p>
      <text:p text:style-name="Text_20_body"/>
      <text:p text:style-name="Text_20_body"/>
      <text:p text:style-name="Text_20_body"/>
      <text:p text:style-name="P10">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133"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text:soft-page-break/></text:p>
      <text:p text:style-name="Standard"><text:span text:style-name="T6">Note: <text:s/></text:span><text:span text:style-name="T12">If your service nodes are stateless and site.sharedtftp=0 (required), if you reboot any service node, any data written to the local /tftpboot directory on the service node is lost. <text:s/>You will need to run nodeset for all of your compute nodes again. <text:s/></text:span></text:p>
      <text:p text:style-name="Standard"/>
      <text:p text:style-name="Standard"/>
      <text:p text:style-name="Standard"/>
      <text:list text:style-name="L1" text:continue-numbering="true">
        <text:list-item>
          <text:list text:continue-numbering="true">
            <text:list-item>
              <text:list text:continue-numbering="true">
                <text:list-item>
                  <text:list text:continue-numbering="true">
                    <text:list-item>
                      <text:h text:style-name="P150"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150"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150" text:outline-level="4">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
      <text:p text:style-name="Code"/>
      <text:list text:style-name="L1" text:continue-numbering="true">
        <text:list-item>
          <text:list text:continue-numbering="true">
            <text:list-item>
              <text:list text:continue-numbering="true">
                <text:list-item>
                  <text:list text:continue-numbering="true">
                    <text:list-item>
                      <text:h text:style-name="P150"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text:style-name="L1" text:continue-numbering="true">
        <text:list-item>
          <text:list text:continue-numbering="true">
            <text:list-item>
              <text:h text:style-name="P86" text:outline-level="2"><text:soft-page-break/>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86"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86"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86"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86"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text:soft-page-break/></text:p>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86"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4</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86"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72"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9"/>
      <text:list text:style-name="L1" text:continue-numbering="true">
        <text:list-item>
          <text:list text:continue-numbering="true">
            <text:list-item>
              <text:h text:style-name="P110" text:outline-level="2"><text:reference-mark-start text:name="Build the Service Node Stateless Image"/>Build the Service Node Stateless Image<text:reference-mark-end text:name="Build the Service Node Stateless Image"/></text:h>
            </text:list-item>
          </text:list>
        </text:list-item>
      </text:list>
      <text:p text:style-name="P29">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9"/>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text:soft-page-break/>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7">For SLES 11, make sure that atftp rpm from xCAT is installed in the image not the atftp from the OS. <text:s/></text:p>
          <text:p text:style-name="P7">rpm –root <text:s/>/install/netboot/fedora8/x86_64/service/rootimg <text:s/>-qa | grep atftp</text:p>
          <text:p text:style-name="P7">If the rpm is from then OS then remove and install the xCAT atftp</text:p>
          <text:p text:style-name="P7"><text:s text:c="5"/>rpm –root <text:s/>/install/netboot/fedora8/x86_64/service/rootimg <text:s/>-e &lt;atftp rpm&gt; --nodeps</text:p>
          <text:p text:style-name="P7"><text:s text:c="5"/>rpm –root <text:s/>/install/netboot/fedora8/x86_64/service/rootimg <text:s/>-i &lt;atftp-0.7-1.* rpm&gt;</text:p>
        </text:list-item>
      </text:list>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4"><text:soft-page-break/>cp -pf <text:s/>/etc/yum.repos.d/*.repo /install/netboot/fedora8/x86_64/service/rootimg/etc/yum.repos.d</text:p>
      <text:p text:style-name="Code_20_Indented">yum --installroot=/install/netboot/fedora8/x86_64/service/rootimg install xCATsn</text:p>
      <text:p text:style-name="Code_20_Indented"/>
      <text:list text:style-name="WW8Num9" text:continue-numbering="true">
        <text:list-header>
          <text:p text:style-name="P7"/>
        </text:list-header>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0"/>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 up as NFS-root servers for the compute nodes. <text:s/>Any time changes are made to any compute image on the mgmt node it will be necessary to sync all changes to all service <text:soft-page-break/>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2"/>
      <text:list text:style-name="L1" text:continue-numbering="true">
        <text:list-item>
          <text:list text:continue-numbering="true">
            <text:list-item>
              <text:h text:style-name="P86"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86"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text:soft-page-break/></text:p>
      <text:p text:style-name="Text_20_body">Then:</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86"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72"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72"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text:soft-page-break/>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72" text:outline-level="1"><text:soft-page-break/><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86"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text:soft-page-break/>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1">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86"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text:soft-page-break/></text:p>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86"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57"/>
            </text:list-header>
            <text:list-item>
              <text:h text:style-name="P86"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33"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text:soft-page-break/>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33"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133"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33" text:outline-level="3">Pack and Install the Compressed Image</text:h>
                </text:list-item>
              </text:list>
            </text:list-item>
          </text:list>
        </text:list-item>
      </text:list>
      <text:p text:style-name="Standard"/>
      <text:p text:style-name="Text_20_body">On the Management Node:</text:p>
      <text:p text:style-name="Code"><text:soft-page-break/>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133"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72" text:outline-level="1">Building QS22 Image for 64K pages</text:h>
        </text:list-item>
      </text:list>
      <text:p text:style-name="Standard"/>
      <text:p text:style-name="Standard">Note: <text:s/>consider merging 9/10 if building kernel for 64K pages and NFS-hybrid boot.</text:p>
      <text:p text:style-name="Standard"/>
      <text:p text:style-name="P23">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text:soft-page-break/>nodech mvqs21b nodetype.profile=iscsi</text:p>
      <text:p text:style-name="Code">nodeset mvqs21b iscsiboot</text:p>
      <text:p text:style-name="Code">rpower mvqs21b boot</text:p>
      <text:p text:style-name="Text_20_body"/>
      <text:p text:style-name="P11">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86"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text:soft-page-break/>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On sample blade:</text:p>
      <text:p text:style-name="Code">cd /root</text:p>
      <text:p text:style-name="Code">./genimage -i eth0 -n tg3 -o fedora8 -p compute -k 2.6.23.1-42.fc8-64k</text:p>
      <text:list text:style-name="L1" text:continue-numbering="true">
        <text:list-item>
          <text:list text:continue-numbering="true">
            <text:list-item>
              <text:h text:style-name="P86"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33"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86" text:outline-level="2">Test squash</text:h>
            </text:list-item>
          </text:list>
        </text:list-item>
      </text:list>
      <text:p text:style-name="Standard"/>
      <text:p text:style-name="P23">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
      <text:p text:style-name="Standard"><text:span text:style-name="T6">On Management Node:</text:span> </text:p>
      <text:p text:style-name="Code">rm -f /install/netboot/fedora8/ppc64/compute/rootimg.sfs</text:p>
      <text:p text:style-name="Code"><text:soft-page-break/>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33"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86"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72"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text:soft-page-break/>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4"/>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text:soft-page-break/>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text:soft-page-break/>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3">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9">
        <text:list-item>
          <text:p text:style-name="P58">9 Updating images.</text:p>
        </text:list-item>
      </text:list>
      <text:p text:style-name="P27"/>
      <text:p text:style-name="P26">To update image use yum/rpm/vi/chroot from the mgmt node for x86_64 or yum/rpm /vi/chroot from the QS22 iSCSI image as if for a cpio or squashfs system.</text:p>
      <text:p text:style-name="P26"/>
      <text:p text:style-name="P26">To propagate the changes to all service nodes (if applicable) after rebooting the service nodes:</text:p>
      <text:p text:style-name="P26"/>
      <text:p text:style-name="Code">xdcp service -f 4 -r /usr/bin/rsync -o '-e ssh -craz' /install/netboot/*/*/compute /install/postscripts /install</text:p>
      <text:p text:style-name="P26"/>
      <text:p text:style-name="P26">To propagate the changes to all service nodes (if applicable) after changing any of the images:</text:p>
      <text:p text:style-name="P26"><text:soft-page-break/><text:s text:c="7"/></text:p>
      <text:p text:style-name="Code">xdcp service -f 20 -r /usr/bin/rsync -o '-e ssh -crazv --delete' /install/netboot/*/*/compute /install/postscripts /install</text:p>
      <text:p text:style-name="P28"/>
      <text:p text:style-name="Standard">No need to reboot compute nodes after updates.</text:p>
      <text:p text:style-name="P39"/>
      <text:list text:style-name="L1" text:continue-numbering="true">
        <text:list-item>
          <text:h text:style-name="P72" text:outline-level="1"><text:reference-mark-start text:name="Install Torque"/>Install <text:s/>Torque<text:reference-mark-end text:name="Install Torque"/></text:h>
          <text:list>
            <text:list-item>
              <text:h text:style-name="P86" text:outline-level="2">Set 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86"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86"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86" text:outline-level="2"><text:soft-page-break/><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86"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86"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86"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86" text:outline-level="2">Set Up Torque Client ( x86_64 only)</text:h>
              <text:list>
                <text:list-item>
                  <text:h text:style-name="P133"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33" text:outline-level="3">Configure Torque</text:h>
                  <text:list>
                    <text:list-item>
                      <text:h text:style-name="P150"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text:soft-page-break/>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50"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33"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72" text:outline-level="1"><text:reference-mark-start text:name="1.0Set Up Moab"/>Set Up Moab<text:reference-mark-end text:name="1.0Set Up Moab"/></text:h>
          <text:list>
            <text:list-item>
              <text:h text:style-name="P86"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86" text:outline-level="2"><text:soft-page-break/>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33"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72"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text:soft-page-break/>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0">
        <text:list-item>
          <text:p text:style-name="P66">MASTER – the management node or service node that this node is booting from</text:p>
        </text:list-item>
        <text:list-item>
          <text:p text:style-name="P66">NODE – the hostname of this node</text:p>
        </text:list-item>
        <text:list-item>
          <text:p text:style-name="P66">OSVER, ARCH, PROFILE – this node's attributes from the nodetype table</text:p>
        </text:list-item>
        <text:list-item>
          <text:p text:style-name="P66">NODESETSTATE – the argument given to nodeset for this node</text:p>
        </text:list-item>
        <text:list-item>
          <text:p text:style-name="P66">NTYPE - “service” or “compute”</text:p>
        </text:list-item>
        <text:list-item>
          <text:p text:style-name="P66">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Linux Advanced Cookbook</dc:title>
    <meta:initial-creator>IBM_USER</meta:initial-creator>
    <meta:creation-date>2008-03-11T09:00:00</meta:creation-date>
    <dc:creator>Lissa Valletta</dc:creator>
    <dc:date>2009-06-19T13:36:24</dc:date>
    <meta:printed-by>Egan Ford</meta:printed-by>
    <meta:print-date>2008-05-08T10:26:10</meta:print-date>
    <meta:editing-cycles>352</meta:editing-cycles>
    <meta:editing-duration>P9DT6H10M0S</meta:editing-duration>
    <meta:user-defined meta:name="Info 1"/>
    <meta:user-defined meta:name="Info 2"/>
    <meta:user-defined meta:name="Info 3"/>
    <meta:user-defined meta:name="Info 4"/>
    <meta:document-statistic meta:table-count="0" meta:image-count="0" meta:object-count="0" meta:page-count="41" meta:paragraph-count="1124" meta:word-count="10720" meta:character-count="65484"/>
  </office:meta>
</office:document-meta>
</file>